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Droid Sans Fallback1" svg:font-family="'Droid Sans Fallback'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4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Times New Roman2" svg:font-family="'Times New Roman'" style:font-adornments="Bold Italic" style:font-family-generic="roman" style:font-pitch="variable"/>
    <style:font-face style:name="Times New Roman3" svg:font-family="'Times New Roman'" style:font-adornments="Italic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hesis_5f_body">
      <style:text-properties officeooo:paragraph-rsid="00408b2b"/>
    </style:style>
    <style:style style:name="P2" style:family="paragraph" style:parent-style-name="Thesis_5f_Heading1" style:list-style-name="Thesis_5f_numbering" style:master-page-name="Thesis_5f_bodyPage">
      <style:paragraph-properties style:page-number="auto"/>
      <style:text-properties officeooo:paragraph-rsid="00408b2b"/>
    </style:style>
    <style:style style:name="P3" style:family="paragraph" style:parent-style-name="Thesis_5f_body" style:list-style-name="WW8Num3">
      <style:text-properties officeooo:paragraph-rsid="00408b2b"/>
    </style:style>
    <style:style style:name="T1" style:family="text">
      <style:text-properties officeooo:rsid="0017f60c"/>
    </style:style>
    <style:style style:name="T2" style:family="text">
      <style:text-properties officeooo:rsid="004575b9"/>
    </style:style>
    <style:style style:name="T3" style:family="text">
      <style:text-properties officeooo:rsid="004702b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053211285" text:style-name="Thesis_5f_numbering">
        <text:list-item>
          <text:p text:style-name="P2">Цели и задачи</text:p>
        </text:list-item>
      </text:list>
      <text:p text:style-name="P1"><text:bookmark-start text:name="__RefHeading__4921_970456079"/>Цели на настоящето изследване са изследването на структурата и оценката на съвременното състояние на макрозообентосните съобщества в крайбрежната зона на югозапдното Черно море (Бургаски залив). Основната работна хипотеза е, че антропогенното замърсяване в зоната на изследване променя структурата и състава на макрозообентосните съобщества по измерими и предвидими начини, които могат да се използват за индикатор на степента на антропогенно въздействие върху крайбрежните морски екосистеми.<text:bookmark-end text:name="__RefHeading__4921_970456079"/></text:p>
      <text:p text:style-name="P1">За потвърждаването <text:span text:style-name="T1">или отхвърлянето </text:span>на тази хипотеза и осъществяв<text:span text:style-name="T3">а</text:span>нето на целите на изследването са набелязани основни задачи:</text:p>
      <text:list xml:id="list263362239" text:style-name="WW8Num3">
        <text:list-item>
          <text:p text:style-name="P3">таксономична характеристика на видовия състав и описание на количествените параметри на макрозообентосните съобщества на мекото дъно в два подтипа плитководни местообитания – меко пясъчно дъно и подводни ливади от морски треви (тип 1110 – Постоянно покрити от морска вода пясъчни и тинести плитчини, и националните му подтипове по смисъла на Д<text:span text:style-name="T2">М</text:span>; тип Плитки сублиторални пясъци по смисъла на РДМС);</text:p>
        </text:list-item>
        <text:list-item>
          <text:p text:style-name="P3">описание и изследване на влиянието на абиотичните фактори (с акцент върху <text:s/>антропогенните такива) върху структурата и състоянието на макрозообентосните съобщества в градиент на антропогенно замърсяване; изследване на механизмите на антропогенното влияние (натиск и въздействия) върху тези съобщества;</text:p>
        </text:list-item>
        <text:list-item>
          <text:p text:style-name="P3">определяне на съвременното екологично състояние на макрозообентоса и качеството на морската среда в плитката крайбрежна зона на южното българско Черноморие чрез прилагане на зообентосни индекси за оценка в светлината на трите основни директиви на ЕС, свързани с морските екосистеми;</text:p>
        </text:list-item>
        <text:list-item>
          <text:p text:style-name="P3">сравнителен анализ на функционирането на методи (индекси) за оценка на качеството в крайбрежните морски екосистеми, базирани на зообентоса, по критериите на РДВ и РДМС; установяване на най-подходящия индекс, адаптиране и разработване на интегративен подход за оценка на състоянието на макрозообентоса;</text:p>
        </text:list-item>
        <text:list-item>
          <text:p text:style-name="P3">разработване на методика за подбор на референтно място за всеки от изследваните типове местообитания; характеризиране на референтните условия по южното ни черноморско крайбрежие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Droid Sans Fallback1" svg:font-family="'Droid Sans Fallback'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4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Times New Roman2" svg:font-family="'Times New Roman'" style:font-adornments="Bold Italic" style:font-family-generic="roman" style:font-pitch="variable"/>
    <style:font-face style:name="Times New Roman3" svg:font-family="'Times New Roman'" style:font-adornments="Italic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fo:color="#808080" style:font-name="Liberation Sans1" fo:font-family="'Liberation Sans'" style:font-style-name="Bold" style:font-family-generic="swiss" style:font-pitch="variable" fo:font-size="14pt" fo:font-weight="bold" style:font-size-asian="14pt" style:font-weight-asian="bold" style:font-size-complex="14pt" style:font-weight-complex="600"/>
    </style:style>
    <style:style style:name="Thesis_5f_body" style:display-name="Thesis_body" style:family="paragraph" style:parent-style-name="Standard" style:default-outline-level="" style:list-style-name="" style:master-page-name="">
      <loext:graphic-properties draw:fill="none" draw:fill-color="#729fcf"/>
      <style:paragraph-properties fo:text-align="justify" style:justify-single-word="false" fo:orphans="2" fo:widows="2" style:page-number="auto" fo:background-color="transparent" style:shadow="none" text:number-lines="false" text:line-number="0">
        <style:tab-stops/>
      </style:paragraph-properties>
      <style:text-properties style:font-name="Times New Roman" fo:font-family="'Times New Roman'" style:font-style-name="Regular" style:font-family-generic="roman" style:font-pitch="variable" fo:language="bg" fo:country="BG" style:font-size-asian="10.5pt"/>
    </style:style>
    <style:style style:name="Thesis_5f_Heading1" style:display-name="Thesis_Heading1" style:family="paragraph" style:parent-style-name="Heading_20_1" style:default-outline-level="" style:list-style-name="Thesis_5f_numbering" style:master-page-name="Thesis_5f_bodyPage">
      <loext:graphic-properties draw:fill="none" draw:fill-color="#729fcf"/>
      <style:paragraph-properties fo:margin-left="1.27cm" fo:margin-right="0cm" fo:text-align="justify" style:justify-single-word="false" fo:orphans="2" fo:widows="2" fo:text-indent="-0.64cm" style:auto-text-indent="false" style:page-number="auto" fo:break-before="auto" fo:break-after="auto" fo:background-color="transparent" style:shadow="none" style:writing-mode="page">
        <style:tab-stops/>
      </style:paragraph-properties>
      <style:text-properties style:font-name="Times New Roman1" fo:font-family="'Times New Roman'" style:font-style-name="Bold" style:font-family-generic="roman" style:font-pitch="variable" fo:font-size="18pt" fo:language="bg" fo:country="BG" style:font-weight-complex="600"/>
    </style:style>
    <style:style style:name="Thesis_5f_Title" style:display-name="Thesis_Title" style:family="paragraph" style:parent-style-name="Title" style:master-page-name="">
      <loext:graphic-properties draw:fill="none" draw:fill-color="#729fcf"/>
      <style:paragraph-properties style:page-number="auto" fo:background-color="transparent" style:shadow="none" style:writing-mode="page">
        <style:tab-stops/>
      </style:paragraph-properties>
      <style:text-properties style:font-name="Times New Roman1" fo:font-family="'Times New Roman'" style:font-style-name="Bold" style:font-family-generic="roman" style:font-pitch="variable" fo:font-size="20pt" fo:language="bg" fo:country="BG" style:font-weight-complex="600"/>
    </style:style>
    <style:style style:name="Thesis_5f_Heading2" style:display-name="Thesis_Heading2" style:family="paragraph" style:parent-style-name="Heading_20_2" style:default-outline-level="" style:list-style-name="Thesis_5f_numbering" style:master-page-name="">
      <style:paragraph-properties fo:text-align="justify" style:justify-single-word="false" fo:orphans="2" fo:widows="2" style:page-number="auto" style:writing-mode="page"/>
      <style:text-properties style:font-name="Times New Roman1" fo:font-family="'Times New Roman'" style:font-style-name="Bold" style:font-family-generic="roman" style:font-pitch="variable" fo:font-size="16pt" fo:language="bg" fo:country="BG" style:font-weight-complex="600"/>
    </style:style>
    <style:style style:name="Thesis_5f_Heading3" style:display-name="Thesis_Heading3" style:family="paragraph" style:parent-style-name="Heading_20_3" style:default-outline-level="" style:list-style-name="Thesis_5f_numbering" style:master-page-name="">
      <style:paragraph-properties fo:text-align="justify" style:justify-single-word="false" fo:orphans="2" fo:widows="2" style:page-number="auto" style:writing-mode="page"/>
      <style:text-properties style:use-window-font-color="true" style:font-name="Times New Roman1" fo:font-family="'Times New Roman'" style:font-style-name="Bold" style:font-family-generic="roman" style:font-pitch="variable" fo:font-size="14pt" fo:language="bg" fo:country="BG"/>
    </style:style>
    <style:style style:name="Thesis_5f_Heading4" style:display-name="Thesis_Heading4" style:family="paragraph" style:parent-style-name="Heading_20_4" style:default-outline-level="" style:list-style-name="Thesis_5f_numbering" style:master-page-name="">
      <style:paragraph-properties fo:text-align="justify" style:justify-single-word="false" fo:orphans="2" fo:widows="2" style:page-number="auto" style:writing-mode="page"/>
      <style:text-properties style:use-window-font-color="true" style:font-name="Times New Roman2" fo:font-family="'Times New Roman'" style:font-style-name="Bold Italic" style:font-family-generic="roman" style:font-pitch="variable" fo:font-size="13pt" fo:font-style="normal" style:font-weight-complex="normal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llustration" style:family="paragraph" style:parent-style-name="Caption" style:class="extra"/>
    <style:style style:name="Thesis_5f_caption" style:display-name="Thesis_caption" style:family="paragraph" style:parent-style-name="Caption" style:master-page-name="">
      <loext:graphic-properties draw:fill="none" draw:fill-color="#729fcf"/>
      <style:paragraph-properties fo:text-align="justify" style:justify-single-word="false" style:page-number="auto" fo:background-color="transparent" style:shadow="none">
        <style:tab-stops/>
      </style:paragraph-properties>
      <style:text-properties style:font-name="Times New Roman3" fo:font-family="'Times New Roman'" style:font-style-name="Italic" style:font-family-generic="roman" style:font-pitch="variable" fo:font-size="10pt" fo:language="bg" fo:country="BG" fo:font-style="normal" fo:font-weight="bold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hesis_5f_bibliography" style:display-name="Thesis_bibliography" style:family="paragraph" style:parent-style-name="Bibliography_20_1" style:master-page-name="">
      <loext:graphic-properties draw:fill="none" draw:fill-color="#729fcf"/>
      <style:paragraph-properties fo:text-align="justify" style:justify-single-word="false" fo:orphans="2" fo:widows="2" style:page-number="auto" fo:background-color="transparent" style:shadow="none"/>
      <style:text-properties style:font-name="Times New Roman" fo:font-family="'Times New Roman'" style:font-style-name="Regular" style:font-family-generic="roman" style:font-pitch="variable" fo:language="bg" fo:country="BG"/>
    </style:style>
    <style:style style:name="Thesis_5f_contents1" style:display-name="Thesis_contents1" style:family="paragraph" style:parent-style-name="Contents_20_2" style:master-page-name="">
      <style:paragraph-properties style:page-number="auto"/>
      <style:text-properties style:font-name="Times New Roman" fo:font-family="'Times New Roman'" style:font-style-name="Regular" style:font-family-generic="roman" style:font-pitch="variable" fo:font-size="14pt" fo:language="bg" fo:country="BG" fo:font-weight="bold"/>
    </style:style>
    <style:style style:name="Thesis_5f_contents2" style:display-name="Thesis_contents2" style:family="paragraph" style:parent-style-name="Contents_20_2" style:master-page-name="">
      <style:paragraph-properties style:page-number="auto"/>
      <style:text-properties style:font-name="Times New Roman" fo:font-family="'Times New Roman'" style:font-style-name="Regular" style:font-family-generic="roman" style:font-pitch="variable" fo:language="bg" fo:country="BG"/>
    </style:style>
    <style:style style:name="Thesis_5f_contents3" style:display-name="Thesis_contents3" style:family="paragraph" style:parent-style-name="Contents_20_3">
      <style:text-properties style:font-name="Times New Roman" fo:font-family="'Times New Roman'" style:font-style-name="Regular" style:font-family-generic="roman" style:font-pitch="variable" fo:language="bg" fo:country="BG"/>
    </style:style>
    <style:style style:name="Thesis_5f_contents4" style:display-name="Thesis_contents4" style:family="paragraph" style:parent-style-name="Contents_20_4" style:master-page-name="">
      <style:paragraph-properties style:page-number="auto"/>
      <style:text-properties style:font-name="Times New Roman" fo:font-family="'Times New Roman'" style:font-style-name="Regular" style:font-family-generic="roman" style:font-pitch="variable" fo:language="bg" fo:country="BG"/>
    </style:style>
    <style:style style:name="Thesis_5f_TOC_5f_heading" style:display-name="Thesis_TOC_heading" style:family="paragraph" style:parent-style-name="Contents_20_Heading" style:master-page-name="">
      <style:paragraph-properties style:page-number="auto"/>
      <style:text-properties style:font-name="Times New Roman1" fo:font-family="'Times New Roman'" style:font-style-name="Bold" style:font-family-generic="roman" style:font-pitch="variable" fo:font-size="18pt" style:font-weight-complex="600"/>
    </style:style>
    <style:style style:name="Thesis_5f_subtitle" style:display-name="Thesis_subtitle" style:family="paragraph" style:parent-style-name="Subtitle" style:master-page-name="">
      <style:paragraph-properties style:page-number="auto" style:writing-mode="page"/>
      <style:text-properties style:font-name="Times New Roman" fo:font-family="'Times New Roman'" style:font-style-name="Regular" style:font-family-generic="roman" style:font-pitch="variable" fo:font-size="16pt" fo:language="bg" fo:country="BG"/>
    </style:style>
    <style:style style:name="Thesis_5f_headerRight" style:display-name="Thesis_headerRight" style:family="paragraph" style:parent-style-name="Header_20_right" style:master-page-name="">
      <style:paragraph-properties fo:text-align="end" style:justify-single-word="false" style:page-number="auto" fo:padding="0.049cm" fo:border-left="none" fo:border-right="none" fo:border-top="none" fo:border-bottom="0.06pt solid #000000" style:shadow="none" style:writing-mode="page"/>
      <style:text-properties style:font-name="Times New Roman1" fo:font-family="'Times New Roman'" style:font-style-name="Bold" style:font-family-generic="roman" style:font-pitch="variable" fo:font-size="11pt" fo:language="bg" fo:country="BG" fo:font-weight="bold" style:font-size-asian="10.5pt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Drawing" style:family="paragraph" style:parent-style-name="Caption" style:class="extra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hesis_5f_footer" style:display-name="Thesis_footer" style:family="paragraph" style:parent-style-name="Footer">
      <style:paragraph-properties fo:text-align="center" style:justify-single-word="false" fo:padding="0cm" fo:border="none" style:shadow="none" style:writing-mode="page"/>
      <style:text-properties style:font-name="Times New Roman1" fo:font-family="'Times New Roman'" style:font-style-name="Bold" style:font-family-generic="roman" style:font-pitch="variable" fo:font-size="11pt" fo:language="bg" fo:country="BG" fo:font-weight="bold" style:font-size-asian="10.5pt"/>
    </style:style>
    <style:style style:name="Thesis_5f_Heading4_5f_appendix" style:display-name="Thesis_Heading4_appendix" style:family="paragraph" style:parent-style-name="Thesis_5f_Heading4" style:list-style-name="Thesis_5f_numbering_5f_appendix">
      <style:paragraph-properties style:writing-mode="page"/>
    </style:style>
    <style:style style:name="Thesis_5f_Heading3_5f_appendix" style:display-name="Thesis_Heading3_appendix" style:family="paragraph" style:parent-style-name="Thesis_5f_Heading3" style:list-style-name="Thesis_5f_numbering_5f_appendix">
      <style:paragraph-properties style:writing-mode="page"/>
    </style:style>
    <style:style style:name="Thesis_5f_Heading2_5f_appendix" style:display-name="Thesis_Heading2_appendix" style:family="paragraph" style:parent-style-name="Thesis_5f_Heading2" style:list-style-name="Thesis_5f_numbering_5f_appendix">
      <style:paragraph-properties style:writing-mode="page"/>
    </style:style>
    <style:style style:name="Thesis_5f_Heading1_5f_appendix" style:display-name="Thesis_Heading1_appendix" style:family="paragraph" style:parent-style-name="Thesis_5f_Heading1" style:default-outline-level="1" style:list-style-name="Thesis_5f_numbering_5f_appendix" style:master-page-name="Thesis_5f_bodyPage">
      <style:paragraph-properties style:page-number="auto" fo:break-before="auto" fo:break-after="auto" style:writing-mode="pag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WW8Num3z0" style:family="text">
      <style:text-properties style:font-name="Times New Roman4" fo:font-family="'Times New Roman'" style:font-family-generic="roman" style:font-pitch="variable" style:font-name-asian="Droid Sans Fallback1" style:font-family-asian="'Droid Sans Fallback'" style:font-pitch-asian="variable" style:font-name-complex="Times New Roman4" style:font-family-complex="'Times New Roman'" style:font-family-generic-complex="roman" style:font-pitch-complex="variable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Thesis_5f_graphics" style:display-name="Thesis_graphics" style:family="graphic" style:parent-style-name="Graphics">
      <style:graphic-properties text:anchor-type="paragraph" svg:x="0cm" svg:y="0cm" fo:margin-top="0.15cm" fo:margin-bottom="0.15cm" style:protect="position" style:wrap="none" style:vertical-pos="top" style:vertical-rel="paragraph-content" style:horizontal-pos="center" style:horizontal-rel="paragraph" fo:background-color="transparent" draw:fill="none" draw:fill-color="#729fcf" style:shadow="none" draw:shadow-opacity="100%" style:flow-with-text="false">
        <style:columns fo:column-count="1" fo:column-gap="0cm"/>
      </style:graphic-properties>
    </style:style>
    <style:style style:name="Untitled1" style:family="graphic" style:parent-style-name="Frame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Untitled2" style:family="graphic" style:parent-style-name="Graphics"/>
    <style:style style:name="Untitled3" style:family="graphic" style:parent-style-name="Untitled1"/>
    <style:style style:name="Thesis_5f_formula" style:display-name="Thesis_formula" style:family="graphic" style:parent-style-name="Formula">
      <style:graphic-properties text:anchor-type="as-char" fo:margin-top="0.15cm" fo:margin-bottom="0.15cm" style:wrap="parallel" style:number-wrapped-paragraphs="no-limit" style:wrap-contour="false" fo:background-color="transparent" draw:fill="none" draw:fill-color="#729fcf" style:shadow="none" draw:shadow-opacity="100%">
        <style:columns fo:column-count="1" fo:column-gap="0cm"/>
      </style:graphic-properties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prefix="Глава " style:num-suffix=".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Thesis_5f_numbering" style:display-name="Thesis_numbering">
      <text:list-level-style-number text:level="1" style:num-prefix=" " style:num-suffix="." style:num-format="1">
        <style:list-level-properties text:list-level-position-and-space-mode="label-alignment" fo:text-align="end">
          <style:list-level-label-alignment text:label-followed-by="listtab" text:list-tab-stop-position="1cm" fo:text-indent="-0.635cm" fo:margin-left="1.27cm"/>
        </style:list-level-properties>
      </text:list-level-style-number>
      <text:list-level-style-number text:level="2" style:num-prefix=" " style:num-suffix=". " style:num-format="1" text:display-levels="2">
        <style:list-level-properties text:list-level-position-and-space-mode="label-alignment" fo:text-align="end">
          <style:list-level-label-alignment text:label-followed-by="listtab" text:list-tab-stop-position="1cm" fo:text-indent="-0.199cm" fo:margin-left="1.499cm"/>
        </style:list-level-properties>
      </text:list-level-style-number>
      <text:list-level-style-number text:level="3" style:num-prefix=" " style:num-suffix="." style:num-format="1" text:display-levels="3">
        <style:list-level-properties text:list-level-position-and-space-mode="label-alignment" fo:text-align="end">
          <style:list-level-label-alignment text:label-followed-by="listtab" text:list-tab-stop-position="1cm" fo:text-indent="-0.4cm" fo:margin-left="2cm"/>
        </style:list-level-properties>
      </text:list-level-style-number>
      <text:list-level-style-number text:level="4" style:num-prefix=" " style:num-suffix="." style:num-format="1" text:display-levels="4">
        <style:list-level-properties text:list-level-position-and-space-mode="label-alignment" fo:text-align="end">
          <style:list-level-label-alignment text:label-followed-by="listtab" text:list-tab-stop-position="2.499cm" fo:text-indent="0.199cm" fo:margin-left="2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 fo:text-align="end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 fo:text-align="end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Times New Roman4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3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3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Thesis_5f_numbering_5f_appendix" style:display-name="Thesis_numbering_appendix">
      <text:list-level-style-number text:level="1" text:style-name="Numbering_20_Symbols" style:num-prefix=" " style:num-suffix="." style:num-format="А, Б, .., Аа, Аб, ... (bg)">
        <style:list-level-properties text:list-level-position-and-space-mode="label-alignment" fo:text-align="end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 fo:text-align="end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 fo:text-align="end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 fo:text-align="end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 fo:text-align="end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 fo:text-align="end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2.499cm" fo:margin-right="2.499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columns fo:column-count="1" fo:column-gap="0cm"/>
        <style:footnote-sep style:width="0.018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3">
      <style:page-layout-properties fo:page-width="21.001cm" fo:page-height="29.7cm" style:num-format="" style:print-orientation="portrait" fo:margin-top="2.499cm" fo:margin-bottom="2.499cm" fo:margin-left="2.499cm" fo:margin-right="2.499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columns fo:column-count="1" fo:column-gap="0cm"/>
        <style:footnote-sep style:width="0.018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>
      <style:page-layout-properties fo:page-width="21.001cm" fo:page-height="29.7cm" style:num-format="i" style:print-orientation="portrait" fo:margin-top="2.499cm" fo:margin-bottom="2.499cm" fo:margin-left="2.499cm" fo:margin-right="2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5">
      <style:page-layout-properties fo:page-width="29.7cm" fo:page-height="21.001cm" style:num-format="1" style:print-orientation="landscape" fo:margin-top="2.499cm" fo:margin-bottom="2.499cm" fo:margin-left="2.499cm" fo:margin-right="2.499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.499cm" fo:margin-bottom="2.499cm" fo:margin-left="2.499cm" fo:margin-right="2.499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7">
      <style:page-layout-properties fo:page-width="29.7cm" fo:page-height="21.001cm" style:num-format="1" style:print-orientation="landscape" fo:margin-top="2.499cm" fo:margin-bottom="2.499cm" fo:margin-left="2.499cm" fo:margin-right="2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10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11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12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1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  <style:master-page style:name="First_20_Page" style:display-name="First Page" style:page-layout-name="Mpm1" style:next-style-name="Standard">
      <style:header>
        <text:p text:style-name="Header"/>
      </style:header>
    </style:master-page>
    <style:master-page style:name="Thesis_5f_bodyPage" style:display-name="Thesis_bodyPage" style:page-layout-name="Mpm2">
      <style:header>
        <text:p text:style-name="Header"/>
      </style:header>
      <style:footer>
        <text:p text:style-name="Footer"/>
      </style:footer>
    </style:master-page>
    <style:master-page style:name="Thesis_5f_titlePage" style:display-name="Thesis_titlePage" style:page-layout-name="Mpm3" style:next-style-name="Thesis_5f_bodyPage">
      <style:header>
        <text:p text:style-name="Header"/>
      </style:header>
    </style:master-page>
    <style:master-page style:name="Thesis_5f_prefacePage" style:display-name="Thesis_prefacePage" style:page-layout-name="Mpm4" style:next-style-name="Thesis_5f_bodyPage">
      <style:header>
        <text:p text:style-name="Header"/>
      </style:header>
      <style:footer>
        <text:p text:style-name="Footer"/>
      </style:footer>
    </style:master-page>
    <style:master-page style:name="Thesis_5f_bodyPageLandscape" style:display-name="Thesis_bodyPageLandscape" style:page-layout-name="Mpm5" style:next-style-name="Thesis_5f_bodyPage"/>
    <style:master-page style:name="Thesis_5f_bodyPage_5f_appendix" style:display-name="Thesis_bodyPage_appendix" style:page-layout-name="Mpm6">
      <style:header>
        <text:p text:style-name="Header"/>
      </style:header>
      <style:footer>
        <text:p text:style-name="Footer"/>
      </style:footer>
    </style:master-page>
    <style:master-page style:name="Thesis_5f_bodyPageLandscape_5f_appendix" style:display-name="Thesis_bodyPageLandscape_appendix" style:page-layout-name="Mpm7" style:next-style-name="Thesis_5f_bodyPageLandscape"/>
    <style:master-page style:name="Landscape" style:page-layout-name="Mpm8">
      <style:header>
        <text:p text:style-name="Header"/>
      </style:header>
    </style:master-page>
    <style:master-page style:name="Endnote" style:page-layout-name="Mpm9">
      <style:header>
        <text:p text:style-name="Header"/>
      </style:header>
    </style:master-page>
    <style:master-page style:name="Footnote" style:page-layout-name="Mpm9">
      <style:header>
        <text:p text:style-name="Header"/>
      </style:header>
    </style:master-page>
    <style:master-page style:name="HTML" style:page-layout-name="Mpm10">
      <style:header>
        <text:p text:style-name="Header"/>
      </style:header>
    </style:master-page>
    <style:master-page style:name="Index" style:page-layout-name="Mpm1">
      <style:header>
        <text:p text:style-name="Header"/>
      </style:header>
    </style:master-page>
    <style:master-page style:name="Envelope" style:page-layout-name="Mpm11">
      <style:header>
        <text:p text:style-name="Header"/>
      </style:header>
    </style:master-page>
    <style:master-page style:name="Right_20_Page" style:display-name="Right Page" style:page-layout-name="Mpm12" style:next-style-name="Left_20_Page">
      <style:header>
        <text:p text:style-name="Header"/>
      </style:header>
    </style:master-page>
    <style:master-page style:name="Left_20_Page" style:display-name="Left Page" style:page-layout-name="Mpm13" style:next-style-name="Right_20_Page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6T10:52:50.419598036</meta:creation-date>
    <meta:editing-duration>PT35M47S</meta:editing-duration>
    <meta:editing-cycles>9</meta:editing-cycles>
    <meta:generator>LibreOffice/6.0.7.3$Linux_X86_64 LibreOffice_project/00m0$Build-3</meta:generator>
    <meta:initial-creator>K</meta:initial-creator>
    <dc:date>2019-03-18T14:53:09.406807999</dc:date>
    <dc:creator>SK </dc:creator>
    <meta:document-statistic meta:table-count="0" meta:image-count="0" meta:object-count="0" meta:page-count="1" meta:paragraph-count="8" meta:word-count="286" meta:character-count="2097" meta:non-whitespace-character-count="1821"/>
    <meta:template xlink:type="simple" xlink:actuate="onRequest" xlink:title="thesis_styles" xlink:href="../../thesis_working/styles_templates/thesis_styles.ott" meta:date="2018-12-07T15:45:04.222538492"/>
  </office:meta>
</office:document-meta>
</file>